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protect="size" style:writing-mode="lr-tb" loext:decorative="false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opacity="100%" draw:textarea-horizontal-align="justify" draw:textarea-vertical-align="middle" draw:auto-grow-height="false" fo:min-height="0.725cm" fo:min-width="2.364cm" fo:padding-top="0.139cm" fo:padding-bottom="0.139cm" fo:padding-left="0.264cm" fo:padding-right="0.264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ffff" draw:opacity="100%" draw:textarea-horizontal-align="justify" draw:textarea-vertical-align="middle" draw:auto-grow-height="false" fo:min-height="0.626cm" fo:min-width="3.376cm" fo:padding-top="0.139cm" fo:padding-bottom="0.139cm" fo:padding-left="0.264cm" fo:padding-right="0.264cm" style:writing-mode="lr-tb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svg:stroke-width="0.028cm" svg:stroke-color="#000000" draw:marker-start-width="0.242cm" draw:marker-end-width="0.242cm" draw:fill-color="#ffffff" draw:opacity="100%" draw:textarea-horizontal-align="justify" draw:textarea-vertical-align="middle" draw:auto-grow-height="false" fo:min-height="0.626cm" fo:min-width="3.876cm" fo:padding-top="0.139cm" fo:padding-bottom="0.139cm" fo:padding-left="0.264cm" fo:padding-right="0.264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7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8" style:family="graphic" style:parent-style-name="standard">
      <style:graphic-properties svg:stroke-width="0.028cm" svg:stroke-color="#000000" draw:marker-start-width="0.242cm" draw:marker-end-width="0.242cm" draw:fill-color="#ffffff" draw:opacity="100%" draw:textarea-horizontal-align="justify" draw:textarea-vertical-align="middle" draw:auto-grow-height="false" fo:min-height="0.626cm" fo:min-width="4.376cm" fo:padding-top="0.139cm" fo:padding-bottom="0.139cm" fo:padding-left="0.264cm" fo:padding-right="0.264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28cm" svg:stroke-color="#000000" draw:marker-start-width="0.242cm" draw:marker-end-width="0.242cm" draw:fill-color="#ffffff" draw:opacity="100%" draw:textarea-horizontal-align="justify" draw:textarea-vertical-align="middle" draw:auto-grow-height="false" fo:min-height="0.626cm" fo:min-width="3.877cm" fo:padding-top="0.139cm" fo:padding-bottom="0.139cm" fo:padding-left="0.264cm" fo:padding-right="0.264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opacity="100%" draw:textarea-horizontal-align="justify" draw:textarea-vertical-align="middle" draw:auto-grow-height="false" fo:min-height="0.626cm" fo:min-width="3.376cm" fo:padding-top="0.151cm" fo:padding-bottom="0.151cm" fo:padding-left="0.276cm" fo:padding-right="0.276cm" style:writing-mode="lr-tb" loext:decorative="false"/>
      <style:paragraph-properties style:writing-mode="lr-tb"/>
    </style:style>
    <style:style style:name="gr11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12" style:family="graphic" style:parent-style-name="standard">
      <style:graphic-properties svg:stroke-width="0.028cm" svg:stroke-color="#000000" draw:marker-start-width="0.242cm" draw:marker-end-width="0.242cm" draw:fill-color="#ffffff" draw:opacity="100%" draw:textarea-horizontal-align="justify" draw:textarea-vertical-align="middle" draw:auto-grow-height="false" fo:min-height="0.626cm" fo:min-width="3.376cm" fo:padding-top="0.139cm" fo:padding-bottom="0.139cm" fo:padding-left="0.264cm" fo:padding-right="0.264cm" style:protect="size" style:writing-mode="lr-tb" loext:decorative="false"/>
      <style:paragraph-properties style:writing-mode="lr-tb"/>
    </style:style>
    <style:style style:name="gr13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14" style:family="graphic" style:parent-style-name="objectwithoutfill" style:list-style-name="L1">
      <style:graphic-properties svg:stroke-width="0.028cm" svg:stroke-color="#000000" draw:marker-start="" draw:marker-start-width="0.242cm" draw:marker-end="Arrowheads_20_10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15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16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17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18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19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20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21" style:family="graphic" style:parent-style-name="standard">
      <style:graphic-properties svg:stroke-width="0.053cm" svg:stroke-color="#000000" draw:marker-start-width="0.279cm" draw:marker-end-width="0.279cm" draw:fill-color="#ffffff" draw:opacity="100%" draw:textarea-horizontal-align="justify" draw:textarea-vertical-align="middle" draw:auto-grow-height="false" fo:min-height="0.626cm" fo:min-width="3.376cm" fo:padding-top="0.151cm" fo:padding-bottom="0.151cm" fo:padding-left="0.276cm" fo:padding-right="0.276cm" style:protect="size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ffffff" draw:opacity="100%" draw:textarea-horizontal-align="justify" draw:textarea-vertical-align="middle" draw:auto-grow-height="false" fo:min-height="0.602cm" fo:min-width="3.352cm" fo:padding-top="0.151cm" fo:padding-bottom="0.151cm" fo:padding-left="0.276cm" fo:padding-right="0.276cm" style:protect="position size" style:writing-mode="lr-tb" loext:decorative="false"/>
      <style:paragraph-properties style:writing-mode="lr-tb"/>
    </style:style>
    <style:style style:name="gr23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24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25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26" style:family="graphic" style:parent-style-name="objectwithoutfill" style:list-style-name="L1">
      <style:graphic-properties svg:stroke-width="0.028cm" svg:stroke-color="#000000" draw:marker-start="Arrowheads_20_11" draw:marker-start-width="0.242cm" draw:marker-end="Arrowheads_20_11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27" style:family="graphic" style:parent-style-name="objectwithoutfill" style:list-style-name="L1">
      <style:graphic-properties svg:stroke-width="0.053cm" svg:stroke-color="#000000" draw:marker-start="" draw:marker-start-width="0.279cm" draw:marker-end="Arrowheads_20_3" draw:marker-end-width="0.379cm" draw:fill="none" draw:textarea-vertical-align="middle" fo:padding-top="0.151cm" fo:padding-bottom="0.151cm" fo:padding-left="0.276cm" fo:padding-right="0.276cm" loext:decorative="false"/>
      <style:paragraph-properties style:writing-mode="lr-tb"/>
    </style:style>
    <style:style style:name="gr28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29" style:family="graphic" style:parent-style-name="objectwithoutfill" style:list-style-name="L1">
      <style:graphic-properties svg:stroke-width="0.028cm" svg:stroke-color="#000000" draw:marker-start="" draw:marker-start-width="0.242cm" draw:marker-end="Arrowheads_20_11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30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31" style:family="graphic" style:parent-style-name="standard">
      <style:graphic-properties svg:stroke-width="0.028cm" svg:stroke-color="#000000" draw:marker-start-width="0.242cm" draw:marker-end-width="0.242cm" draw:fill-color="#ffffff" draw:opacity="100%" draw:textarea-horizontal-align="justify" draw:textarea-vertical-align="middle" draw:auto-grow-height="false" fo:min-height="0.725cm" fo:min-width="3.114cm" fo:padding-top="0.139cm" fo:padding-bottom="0.139cm" fo:padding-left="0.264cm" fo:padding-right="0.264cm" style:writing-mode="lr-tb" loext:decorative="false"/>
      <style:paragraph-properties style:writing-mode="lr-tb"/>
    </style:style>
    <style:style style:name="gr32" style:family="graphic" style:parent-style-name="objectwithoutfill" style:list-style-name="L1">
      <style:graphic-properties svg:stroke-width="0.028cm" svg:stroke-color="#000000" draw:marker-start="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33" style:family="graphic" style:parent-style-name="objectwithoutfill" style:list-style-name="L1">
      <style:graphic-properties svg:stroke-width="0.028cm" svg:stroke-color="#000000" draw:marker-start="" draw:marker-start-width="0.242cm" draw:marker-end="Arrowheads_20_11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P1" style:family="paragraph">
      <loext:graphic-properties draw:fill-color="#ffffff" draw:opacity="100%"/>
      <style:paragraph-properties fo:text-align="center" style:writing-mode="lr-tb"/>
      <style:text-properties style:font-name="Consolas" fo:font-size="12pt"/>
    </style:style>
    <style:style style:name="P2" style:family="paragraph">
      <style:paragraph-properties fo:text-align="center"/>
      <style:text-properties style:font-name="Consolas" fo:font-size="12pt"/>
    </style:style>
    <style:style style:name="P3" style:family="paragraph">
      <style:paragraph-properties fo:text-align="center"/>
      <style:text-properties style:font-name="Consolas"/>
    </style:style>
    <style:style style:name="P4" style:family="paragraph">
      <loext:graphic-properties draw:fill-color="#ffffff" draw:opacity="100%"/>
      <style:paragraph-properties fo:text-align="center" style:writing-mode="lr-tb"/>
      <style:text-properties style:font-name="Consolas"/>
    </style:style>
    <style:style style:name="P5" style:family="paragraph">
      <style:paragraph-properties fo:text-align="center"/>
      <style:text-properties style:font-name="Consolas" fo:font-size="12pt" style:font-size-asian="12pt" style:font-size-complex="12pt"/>
    </style:style>
    <style:style style:name="P6" style:family="paragraph">
      <loext:graphic-properties draw:fill-color="#ffffff" draw:opacity="100%"/>
      <style:paragraph-properties fo:text-align="center" style:writing-mode="lr-tb"/>
      <style:text-properties style:font-name="Consolas"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style:font-name="Consolas" fo:font-size="9pt" style:font-size-asian="9pt" style:font-size-complex="9pt"/>
    </style:style>
    <style:style style:name="P12" style:family="paragraph">
      <loext:graphic-properties draw:fill-color="#ffffff" draw:opacity="100%"/>
      <style:paragraph-properties fo:text-align="center" style:writing-mode="lr-tb"/>
      <style:text-properties style:font-name="Consolas" fo:font-size="9pt" style:font-size-asian="9pt" style:font-size-complex="9pt"/>
    </style:style>
    <style:style style:name="P13" style:family="paragraph">
      <style:paragraph-properties fo:text-align="center"/>
      <style:text-properties style:font-name="Consolas" fo:font-size="12pt" fo:font-weight="bold" style:font-weight-asian="bold" style:font-weight-complex="bold"/>
    </style:style>
    <style:style style:name="P14" style:family="paragraph">
      <loext:graphic-properties draw:fill-color="#ffffff" draw:opacity="100%"/>
      <style:paragraph-properties fo:text-align="center" style:writing-mode="lr-tb"/>
      <style:text-properties style:font-name="Consolas" fo:font-size="12pt" fo:font-weight="bold" style:font-weight-asian="bold" style:font-weight-complex="bold"/>
    </style:style>
    <style:style style:name="P15" style:family="paragraph">
      <style:paragraph-properties fo:text-align="center"/>
      <style:text-properties style:font-name="Consolas" fo:font-size="13pt" style:font-size-asian="13pt" style:font-size-complex="13pt"/>
    </style:style>
    <style:style style:name="P16" style:family="paragraph">
      <loext:graphic-properties draw:fill-color="#ffffff" draw:opacity="100%"/>
      <style:paragraph-properties fo:text-align="center" style:writing-mode="lr-tb"/>
      <style:text-properties style:font-name="Consolas" fo:font-size="13pt" style:font-size-asian="13pt" style:font-size-complex="13pt"/>
    </style:style>
    <style:style style:name="P17" style:family="paragraph">
      <style:paragraph-properties fo:text-align="center"/>
      <style:text-properties style:font-name="Consolas" fo:font-size="10pt" style:font-size-asian="10pt" style:font-size-complex="10pt"/>
    </style:style>
    <style:style style:name="P18" style:family="paragraph">
      <loext:graphic-properties draw:fill-color="#ffffff" draw:opacity="100%"/>
      <style:paragraph-properties fo:text-align="center" style:writing-mode="lr-tb"/>
      <style:text-properties style:font-name="Consolas" fo:font-size="10pt" style:font-size-asian="10pt" style:font-size-complex="10pt"/>
    </style:style>
    <style:style style:name="P19" style:family="paragraph">
      <style:paragraph-properties fo:text-align="center"/>
      <style:text-properties style:font-name="Consolas" fo:font-size="9.5pt" fo:font-weight="bold" style:font-size-asian="9.5pt" style:font-weight-asian="bold" style:font-size-complex="9.5pt" style:font-weight-complex="bold"/>
    </style:style>
    <style:style style:name="P20" style:family="paragraph">
      <loext:graphic-properties draw:fill-color="#ffffff" draw:opacity="100%"/>
      <style:paragraph-properties fo:text-align="center" style:writing-mode="lr-tb"/>
      <style:text-properties style:font-name="Consolas" fo:font-size="9.5pt" fo:font-weight="bold" style:font-size-asian="9.5pt" style:font-weight-asian="bold" style:font-size-complex="9.5pt" style:font-weight-complex="bold"/>
    </style:style>
    <style:style style:name="P21" style:family="paragraph">
      <style:paragraph-properties fo:text-align="center"/>
      <style:text-properties style:font-name="Consolas" fo:font-size="9pt" fo:font-weight="bold" style:font-size-asian="9pt" style:font-weight-asian="bold" style:font-size-complex="9pt" style:font-weight-complex="bold"/>
    </style:style>
    <style:style style:name="P22" style:family="paragraph">
      <loext:graphic-properties draw:fill-color="#ffffff" draw:opacity="100%"/>
      <style:paragraph-properties fo:text-align="center" style:writing-mode="lr-tb"/>
      <style:text-properties style:font-name="Consolas" fo:font-size="9pt" fo:font-weight="bold" style:font-size-asian="9pt" style:font-weight-asian="bold" style:font-size-complex="9pt" style:font-weight-complex="bold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24" style:family="paragraph">
      <style:paragraph-properties fo:text-align="center"/>
      <style:text-properties style:font-name="Consolas" fo:font-size="9.5pt" style:font-size-asian="9.5pt" style:font-size-complex="9.5pt"/>
    </style:style>
    <style:style style:name="P25" style:family="paragraph">
      <loext:graphic-properties draw:fill-color="#ffffff" draw:opacity="100%"/>
      <style:paragraph-properties fo:text-align="center" style:writing-mode="lr-tb"/>
      <style:text-properties style:font-name="Consolas" fo:font-size="9.5pt" style:font-size-asian="9.5pt" style:font-size-complex="9.5pt"/>
    </style:style>
    <style:style style:name="P26" style:family="paragraph">
      <style:paragraph-properties fo:text-align="center"/>
      <style:text-properties style:font-name="Consolas" fo:font-size="8pt"/>
    </style:style>
    <style:style style:name="P27" style:family="paragraph">
      <loext:graphic-properties draw:fill-color="#ffffff" draw:opacity="100%"/>
      <style:paragraph-properties fo:text-align="center" style:writing-mode="lr-tb"/>
      <style:text-properties style:font-name="Consolas" fo:font-size="8pt"/>
    </style:style>
    <style:style style:name="P28" style:family="paragraph">
      <style:paragraph-properties fo:text-align="center"/>
      <style:text-properties style:font-name="Consolas" fo:font-size="8pt" style:font-size-asian="8pt" style:font-size-complex="8pt"/>
    </style:style>
    <style:style style:name="P29" style:family="paragraph">
      <loext:graphic-properties draw:fill-color="#ffffff" draw:opacity="100%"/>
      <style:paragraph-properties fo:text-align="center" style:writing-mode="lr-tb"/>
      <style:text-properties style:font-name="Consolas" fo:font-size="8pt" style:font-size-asian="8pt" style:font-size-complex="8pt"/>
    </style:style>
    <style:style style:name="P30" style:family="paragraph">
      <style:paragraph-properties fo:margin-top="0.42cm" fo:margin-bottom="0.35cm" fo:text-align="center"/>
      <style:text-properties fo:font-size="11pt" style:font-size-asian="11pt" style:font-size-complex="11pt"/>
    </style:style>
    <style:style style:name="P31" style:family="paragraph">
      <loext:graphic-properties draw:fill-color="#ffffff" draw:opacity="100%"/>
      <style:paragraph-properties fo:text-align="center" style:writing-mode="lr-tb"/>
      <style:text-properties style:font-name="Consolas" fo:font-size="11pt" style:font-size-asian="11pt" style:font-size-complex="11pt"/>
    </style:style>
    <style:style style:name="T1" style:family="text">
      <style:text-properties style:font-name="Consolas" fo:font-size="12pt"/>
    </style:style>
    <style:style style:name="T2" style:family="text">
      <style:text-properties style:font-name="Consolas"/>
    </style:style>
    <style:style style:name="T3" style:family="text">
      <style:text-properties style:font-name="Consolas"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Consolas" fo:font-size="9pt" style:font-size-asian="9pt" style:font-size-complex="9pt"/>
    </style:style>
    <style:style style:name="T6" style:family="text">
      <style:text-properties style:font-name="Consolas" fo:font-size="12pt" fo:font-weight="bold" style:font-weight-asian="bold" style:font-weight-complex="bold"/>
    </style:style>
    <style:style style:name="T7" style:family="text">
      <style:text-properties style:font-name="Consolas" fo:font-size="13pt" style:font-size-asian="13pt" style:font-size-complex="13pt"/>
    </style:style>
    <style:style style:name="T8" style:family="text">
      <style:text-properties style:font-name="Consolas" fo:font-size="10pt" style:font-size-asian="10pt" style:font-size-complex="10pt"/>
    </style:style>
    <style:style style:name="T9" style:family="text">
      <style:text-properties style:font-name="Consolas" fo:font-size="9.5pt" fo:font-weight="bold" style:font-size-asian="9.5pt" style:font-weight-asian="bold" style:font-size-complex="9.5pt" style:font-weight-complex="bold"/>
    </style:style>
    <style:style style:name="T10" style:family="text">
      <style:text-properties style:font-name="Consolas" fo:font-size="9pt" fo:font-weight="bold" style:font-size-asian="9pt" style:font-weight-asian="bold" style:font-size-complex="9pt" style:font-weight-complex="bold"/>
    </style:style>
    <style:style style:name="T11" style:family="text">
      <style:text-properties style:font-name="Consolas" fo:font-size="9.5pt" style:font-size-asian="9.5pt" style:font-size-complex="9.5pt"/>
    </style:style>
    <style:style style:name="T12" style:family="text">
      <style:text-properties style:font-name="Consolas" fo:font-size="8pt"/>
    </style:style>
    <style:style style:name="T13" style:family="text">
      <style:text-properties style:font-name="Consolas" fo:font-size="8pt" style:font-size-asian="8pt" style:font-size-complex="8pt"/>
    </style:style>
    <style:style style:name="T14" style:family="text">
      <style:text-properties style:font-name="Consolas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2" draw:id="id2">
          <draw:glue-point draw:id="4" svg:x="3.587cm" svg:y="2.008cm"/>
          <draw:glue-point draw:id="5" svg:x="-2.5cm" svg:y="5cm"/>
          <draw:glue-point draw:id="6" svg:x="2.5cm" svg:y="5cm"/>
          <draw:custom-shape draw:style-name="gr2" draw:text-style-name="P1" draw:layer="layout" svg:width="3cm" svg:height="1.111cm" svg:x="5cm" svg:y="3.05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cm" svg:height="1.111cm" svg:x="5cm" svg:y="3.189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text:p text:style-name="P2"><text:span text:style-name="T1">LdI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" draw:text-style-name="P1" xml:id="id1" draw:id="id1" draw:layer="layout" svg:width="4cm" svg:height="1cm" svg:x="1.8cm" svg:y="6.2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2"><text:span text:style-name="T1">LdDee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4" xml:id="id5" draw:id="id5">
          <draw:glue-point draw:id="4" svg:x="5cm" svg:y="0cm"/>
          <draw:glue-point draw:id="5" svg:x="2.777cm" svg:y="-4.985cm"/>
          <draw:glue-point draw:id="6" svg:x="2.222cm" svg:y="-4.985cm"/>
          <draw:glue-point draw:id="7" svg:x="-2.222cm" svg:y="5.004cm"/>
          <draw:custom-shape draw:style-name="gr5" draw:text-style-name="P4" draw:layer="layout" svg:width="4.5cm" svg:height="1cm" svg:x="8.6cm" svg:y="3.3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text:p text:style-name="P3"><text:span text:style-name="T2">LdI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4cm" svg:height="1cm" svg:x="8.85cm" svg:y="3.299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text:p text:style-name="P5"><text:span text:style-name="T3">GetxServic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4" xml:id="id3" draw:id="id3">
          <draw:glue-point draw:id="4" svg:x="3.587cm" svg:y="2.008cm"/>
          <draw:glue-point draw:id="5" svg:x="-2.5cm" svg:y="5cm"/>
          <draw:custom-shape draw:style-name="gr2" draw:text-style-name="P1" draw:layer="layout" svg:width="3cm" svg:height="1.111cm" svg:x="1.6cm" svg:y="3.05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cm" svg:height="1.111cm" svg:x="1.6cm" svg:y="3.189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text:p text:style-name="P2"><text:span text:style-name="T1">DeepD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6" draw:text-style-name="P8" draw:layer="layout" svg:x1="3.8cm" svg:y1="6.2cm" svg:x2="5.75cm" svg:y2="4.3cm" draw:start-shape="id1" draw:start-glue-point="10" draw:end-shape="id2" draw:end-glue-point="5" svg:d="M3800 6200v-950h1950v-950" svg:viewBox="0 0 1951 1901">
          <text:p text:style-name="P7"><text:span text:style-name="T4"><text:line-break/></text:span><text:span text:style-name="T4"/></text:p>
          <text:p text:style-name="P7"><text:span text:style-name="T4"/></text:p>
          <text:p text:style-name="P7"><text:span text:style-name="T4"/></text:p>
          <text:p text:style-name="P7"><text:span text:style-name="T4">w <text:s text:c="24"/></text:span></text:p>
        </draw:connector>
        <draw:connector draw:style-name="gr7" draw:text-style-name="P10" draw:layer="layout" svg:x1="3.8cm" svg:y1="6.2cm" svg:x2="3.1cm" svg:y2="4.3cm" draw:start-shape="id1" draw:start-glue-point="10" draw:end-shape="id3" draw:end-glue-point="2" svg:d="M3800 6200v-950h-700v-950" svg:viewBox="0 0 701 1901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g draw:style-name="gr4">
          <draw:custom-shape draw:style-name="gr8" draw:text-style-name="P4" draw:layer="layout" svg:width="5cm" svg:height="1cm" svg:x="15cm" svg:y="1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text:p text:style-name="P3"><text:span text:style-name="T2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6" xml:id="id20" draw:id="id20" draw:layer="layout" svg:width="4.501cm" svg:height="1cm" svg:x="15.25cm" svg:y="1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draw:glue-point draw:id="16" svg:x="3.888cm" svg:y="5cm"/>
            <text:p text:style-name="P5"><text:span text:style-name="T3">GetxControll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4" xml:id="id4" draw:id="id4">
          <draw:glue-point draw:id="4" svg:x="5cm" svg:y="0cm"/>
          <draw:custom-shape draw:style-name="gr5" draw:text-style-name="P4" draw:layer="layout" svg:width="4.5cm" svg:height="1cm" svg:x="8.6cm" svg:y="1.001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text:p text:style-name="P3"><text:span text:style-name="T2">LdI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2" draw:layer="layout" svg:width="4cm" svg:height="1cm" svg:x="8.85cm" svg:y="1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text:p text:style-name="P11"><text:span text:style-name="T5">DisposableInterfac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6" draw:text-style-name="P8" draw:layer="layout" svg:x1="15cm" svg:y1="1.499cm" svg:x2="13.1cm" svg:y2="1.5cm" draw:end-shape="id4" draw:end-glue-point="4" svg:d="M15000 1499h-692v1h-1208" svg:viewBox="0 0 1901 2">
          <text:p text:style-name="P7"><text:span text:style-name="T4"><text:line-break/></text:span><text:span text:style-name="T4"/></text:p>
          <text:p text:style-name="P7"><text:span text:style-name="T4"/></text:p>
        </draw:connector>
        <draw:connector draw:style-name="gr6" draw:text-style-name="P8" draw:layer="layout" svg:x1="10.85cm" svg:y1="3.299cm" svg:x2="10.85cm" svg:y2="2.001cm" draw:start-shape="id5" draw:start-glue-point="0" draw:end-shape="id4" draw:end-glue-point="2" svg:d="M10850 3299v-1298" svg:viewBox="0 0 1 1299">
          <text:p text:style-name="P7"><text:span text:style-name="T4"><text:line-break/></text:span><text:span text:style-name="T4"/></text:p>
          <text:p text:style-name="P7"><text:span text:style-name="T4"/></text:p>
        </draw:connector>
        <draw:custom-shape draw:style-name="gr10" draw:text-style-name="P14" xml:id="id7" draw:id="id7" draw:layer="layout" svg:width="4cm" svg:height="1cm" svg:x="1.8cm" svg:y="17.1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3"><text:span text:style-name="T6">LdVie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4" xml:id="id23" draw:id="id23">
          <draw:glue-point draw:id="4" svg:x="5cm" svg:y="0cm"/>
          <draw:custom-shape draw:style-name="gr5" draw:text-style-name="P4" draw:layer="layout" svg:width="4.5cm" svg:height="1cm" svg:x="1.55cm" svg:y="19.151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text:p text:style-name="P3"><text:span text:style-name="T2">LdI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4cm" svg:height="1cm" svg:x="1.8cm" svg:y="19.15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text:p text:style-name="P5"><text:span text:style-name="T3">GetView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1" draw:text-style-name="P10" draw:layer="layout" svg:x1="1.8cm" svg:y1="6.7cm" svg:x2="8.6cm" svg:y2="1.5cm" draw:start-shape="id1" draw:start-glue-point="8" draw:end-shape="id4" draw:end-glue-point="3" svg:d="M1800 6700h-514v-5200h7314" svg:viewBox="0 0 7315 5201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ustom-shape draw:style-name="gr12" draw:text-style-name="P16" xml:id="id6" draw:id="id6" draw:layer="layout" svg:width="4cm" svg:height="1cm" svg:x="1.8cm" svg:y="15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5"><text:span text:style-name="T7">LdView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0" draw:layer="layout" svg:x1="3.8cm" svg:y1="15cm" svg:x2="3.8cm" svg:y2="7.2cm" draw:start-shape="id6" draw:start-glue-point="10" draw:end-shape="id1" draw:end-glue-point="15" svg:d="M3800 15000v-7800" svg:viewBox="0 0 1 7801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onnector draw:style-name="gr14" draw:text-style-name="P10" draw:layer="layout" svg:x1="3.8cm" svg:y1="17.1cm" svg:x2="3.8cm" svg:y2="16cm" draw:start-shape="id7" draw:start-glue-point="10" draw:end-shape="id6" draw:end-glue-point="15" svg:d="M3800 17100v-1100" svg:viewBox="0 0 1 1101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ustom-shape draw:style-name="gr3" draw:text-style-name="P1" xml:id="id8" draw:id="id8" draw:layer="layout" svg:width="4cm" svg:height="1cm" svg:x="7.85cm" svg:y="6.2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2"><text:span text:style-name="T1">Ld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0" draw:layer="layout" svg:x1="10.85cm" svg:y1="6.2cm" svg:x2="10.85cm" svg:y2="4.3cm" draw:start-shape="id8" draw:start-glue-point="12" draw:end-shape="id5" draw:end-glue-point="2" svg:d="M10850 6200v-1900" svg:viewBox="0 0 1 1901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ustom-shape draw:style-name="gr12" draw:text-style-name="P6" xml:id="id12" draw:id="id12" draw:layer="layout" svg:width="4cm" svg:height="1cm" svg:x="5.05cm" svg:y="8.5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5"><text:span text:style-name="T3">LdAuth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xml:id="id11" draw:id="id11" draw:layer="layout" svg:width="4cm" svg:height="1cm" svg:x="5.05cm" svg:y="11.55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7"><text:span text:style-name="T8">LdDatabase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xml:id="id10" draw:id="id10" draw:layer="layout" svg:width="4cm" svg:height="1cm" svg:x="5.05cm" svg:y="10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7"><text:span text:style-name="T8">LdNetwork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xml:id="id9" draw:id="id9" draw:layer="layout" svg:width="4.5cm" svg:height="1cm" draw:transform="skewX (-0.00191986217719376) rotate (-0.00244346095279215) translate (4.55cm 13.089cm)">
          <draw:glue-point draw:id="4" svg:x="5cm" svg:y="-2.425cm"/>
          <draw:glue-point draw:id="5" svg:x="5cm" svg:y="0.049cm"/>
          <draw:glue-point draw:id="6" svg:x="5cm" svg:y="2.524cm"/>
          <draw:glue-point draw:id="7" svg:x="-5cm" svg:y="-2.524cm"/>
          <draw:glue-point draw:id="8" svg:x="-5cm" svg:y="-0.049cm"/>
          <draw:glue-point draw:id="9" svg:x="-5cm" svg:y="2.425cm"/>
          <draw:glue-point draw:id="10" svg:x="0cm" svg:y="-4.95cm"/>
          <draw:glue-point draw:id="11" svg:x="-2.5cm" svg:y="-4.98cm"/>
          <draw:glue-point draw:id="12" svg:x="2.5cm" svg:y="-4.93cm"/>
          <draw:glue-point draw:id="13" svg:x="-2.5cm" svg:y="4.92cm"/>
          <draw:glue-point draw:id="14" svg:x="2.5cm" svg:y="4.97cm"/>
          <draw:glue-point draw:id="15" svg:x="0cm" svg:y="4.95cm"/>
          <text:p text:style-name="P11"><text:span text:style-name="T5">LdSecureStorage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0" draw:layer="layout" svg:x1="9.05cm" svg:y1="13.598cm" svg:x2="9.85cm" svg:y2="7.2cm" draw:start-shape="id9" draw:start-glue-point="5" draw:end-shape="id8" draw:end-glue-point="15" svg:d="M9050 13598h800v-6398" svg:viewBox="0 0 801 6399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onnector draw:style-name="gr17" draw:text-style-name="P10" draw:layer="layout" svg:x1="9.05cm" svg:y1="10.5cm" svg:x2="9.85cm" svg:y2="7.2cm" draw:start-shape="id10" draw:start-glue-point="5" draw:end-shape="id8" draw:end-glue-point="15" svg:d="M9050 10500h800v-3300" svg:viewBox="0 0 801 3301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onnector draw:style-name="gr18" draw:text-style-name="P10" draw:layer="layout" svg:x1="9.05cm" svg:y1="12.05cm" svg:x2="9.85cm" svg:y2="7.2cm" draw:start-shape="id11" draw:start-glue-point="5" draw:end-shape="id8" draw:end-glue-point="15" svg:d="M9050 12050h800v-4850" svg:viewBox="0 0 801 4851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onnector draw:style-name="gr19" draw:text-style-name="P10" draw:layer="layout" svg:x1="9.05cm" svg:y1="9cm" svg:x2="9.85cm" svg:y2="7.2cm" draw:start-shape="id12" draw:start-glue-point="5" draw:end-shape="id8" draw:end-glue-point="15" svg:d="M9050 9000h800v-1800" svg:viewBox="0 0 801 1801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onnector draw:style-name="gr6" draw:text-style-name="P8" draw:layer="layout" svg:x1="8.85cm" svg:y1="6.2cm" svg:x2="6.5cm" svg:y2="4.3cm" draw:start-shape="id8" draw:start-glue-point="11" draw:end-shape="id2" draw:end-glue-point="2" svg:d="M8850 6200v-950h-2350v-950" svg:viewBox="0 0 2351 1901">
          <text:p text:style-name="P7"><text:span text:style-name="T4"><text:line-break/></text:span><text:span text:style-name="T4"/></text:p>
          <text:p text:style-name="P7"><text:span text:style-name="T4"/></text:p>
          <text:p text:style-name="P7"><text:span text:style-name="T4"/></text:p>
          <text:p text:style-name="P7"><text:span text:style-name="T4"><text:s text:c="19"/></text:span><text:span text:style-name="T4">w</text:span></text:p>
        </draw:connector>
        <draw:custom-shape draw:style-name="gr3" draw:text-style-name="P1" xml:id="id13" draw:id="id13" draw:layer="layout" svg:width="4cm" svg:height="1cm" svg:x="12.8cm" svg:y="6.2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2"><text:span text:style-name="T1">Ld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0" draw:layer="layout" svg:x1="16.8cm" svg:y1="6.7cm" svg:x2="17.501cm" svg:y2="2cm" draw:start-shape="id13" draw:start-glue-point="5" svg:d="M16800 6700h609v-4700h92" svg:viewBox="0 0 702 4701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onnector draw:style-name="gr6" draw:text-style-name="P8" draw:layer="layout" svg:x1="14.8cm" svg:y1="6.2cm" svg:x2="6.5cm" svg:y2="4.3cm" draw:start-shape="id13" draw:start-glue-point="10" draw:end-shape="id2" draw:end-glue-point="2" svg:d="M14800 6200v-950h-8300v-950" svg:viewBox="0 0 8301 1901">
          <text:p text:style-name="P7"><text:span text:style-name="T4"><text:line-break/></text:span><text:span text:style-name="T4"/></text:p>
          <text:p text:style-name="P7"><text:span text:style-name="T4"/></text:p>
          <text:p text:style-name="P7"><text:span text:style-name="T4"/></text:p>
          <text:p text:style-name="P7"><text:span text:style-name="T4"><text:s text:c="81"/></text:span><text:span text:style-name="T4">w</text:span></text:p>
        </draw:connector>
        <draw:custom-shape draw:style-name="gr21" draw:text-style-name="P20" xml:id="id14" draw:id="id14" draw:layer="layout" svg:width="4cm" svg:height="1cm" svg:x="15.501cm" svg:y="13.001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9"><text:span text:style-name="T9">LdSabina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15" draw:id="id15" draw:layer="layout" svg:width="4cm" svg:height="1cm" svg:x="8.1cm" svg:y="19.2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3"><text:span text:style-name="T6">LdWidg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0" draw:layer="layout" svg:x1="17.501cm" svg:y1="13.001cm" svg:x2="17.517cm" svg:y2="10.301cm" draw:start-shape="id14" draw:start-glue-point="10" svg:d="M17501 13001v-1613h16v-1087" svg:viewBox="0 0 17 2701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onnector draw:style-name="gr24" draw:text-style-name="P10" draw:layer="layout" svg:x1="12.1cm" svg:y1="19.7cm" svg:x2="13.551cm" svg:y2="19.7cm" draw:start-shape="id15" draw:start-glue-point="5" draw:end-shape="id16" draw:end-glue-point="3" svg:d="M12100 19700h1451" svg:viewBox="0 0 1452 1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ustom-shape draw:style-name="gr12" draw:text-style-name="P18" xml:id="id17" draw:id="id17" draw:layer="layout" svg:width="4cm" svg:height="1cm" svg:x="8.1cm" svg:y="15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17"><text:span text:style-name="T8">LdView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0" draw:layer="layout" svg:x1="12.1cm" svg:y1="15.5cm" svg:x2="14.8cm" svg:y2="7.2cm" draw:start-shape="id17" draw:start-glue-point="5" draw:end-shape="id13" draw:end-glue-point="15" svg:d="M12100 15500h2700v-8300" svg:viewBox="0 0 2701 8301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ustom-shape draw:style-name="gr21" draw:text-style-name="P22" xml:id="id18" draw:id="id18" draw:layer="layout" svg:width="4cm" svg:height="1cm" svg:x="15.501cm" svg:y="15.002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21"><text:span text:style-name="T10">LdSabina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0" draw:layer="layout" svg:x1="5.8cm" svg:y1="15.5cm" svg:x2="8.1cm" svg:y2="15.5cm" draw:start-shape="id6" draw:start-glue-point="5" draw:end-shape="id17" svg:d="M5800 15500h2300" svg:viewBox="0 0 2301 1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onnector draw:style-name="gr27" draw:text-style-name="P10" draw:layer="layout" svg:x1="17.501cm" svg:y1="15.002cm" svg:x2="17.501cm" svg:y2="14.001cm" draw:start-shape="id18" draw:start-glue-point="10" draw:end-shape="id14" draw:end-glue-point="15" svg:d="M17501 15002v-1001" svg:viewBox="0 0 1 1002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onnector draw:style-name="gr28" draw:text-style-name="P10" draw:layer="layout" svg:x1="19.25cm" svg:y1="9.301cm" svg:x2="19.249cm" svg:y2="2cm" draw:start-shape="id19" draw:start-glue-point="4" draw:end-shape="id20" draw:end-glue-point="16" svg:d="M19250 9301v-3650h-1v-3651" svg:viewBox="0 0 2 7302">
          <text:p text:style-name="P23"><text:line-break/></text:p>
          <text:p text:style-name="P23"/>
          <text:p text:style-name="P23"/>
          <text:p text:style-name="P23"><text:s text:c="4"/></text:p>
          <text:p text:style-name="P23"/>
          <text:p text:style-name="P23"/>
          <text:p text:style-name="P23"/>
        </draw:connector>
        <draw:custom-shape draw:style-name="gr12" draw:text-style-name="P25" xml:id="id21" draw:id="id21" draw:layer="layout" svg:width="4cm" svg:height="1cm" svg:x="8.101cm" svg:y="17.101cm">
          <draw:glue-point draw:id="4" svg:x="5cm" svg:y="-2.5cm"/>
          <draw:glue-point draw:id="5" svg:x="5cm" svg:y="0cm"/>
          <draw:glue-point draw:id="6" svg:x="5cm" svg:y="2.5cm"/>
          <draw:glue-point draw:id="7" svg:x="-5cm" svg:y="-2.5cm"/>
          <draw:glue-point draw:id="8" svg:x="-5cm" svg:y="0cm"/>
          <draw:glue-point draw:id="9" svg:x="-5cm" svg:y="2.5cm"/>
          <draw:glue-point draw:id="10" svg:x="0cm" svg:y="-5cm"/>
          <draw:glue-point draw:id="11" svg:x="-2.5cm" svg:y="-5cm"/>
          <draw:glue-point draw:id="12" svg:x="2.5cm" svg:y="-5cm"/>
          <draw:glue-point draw:id="13" svg:x="-2.5cm" svg:y="5cm"/>
          <draw:glue-point draw:id="14" svg:x="2.5cm" svg:y="5cm"/>
          <draw:glue-point draw:id="15" svg:x="0cm" svg:y="5cm"/>
          <text:p text:style-name="P24"><text:span text:style-name="T11">LdWidget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10" draw:layer="layout" svg:x1="10.1cm" svg:y1="16cm" svg:x2="10.101cm" svg:y2="17.101cm" draw:start-shape="id17" draw:start-glue-point="15" draw:end-shape="id21" draw:end-glue-point="10" svg:d="M10100 16000v551h1v550" svg:viewBox="0 0 2 1102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connector draw:style-name="gr30" draw:text-style-name="P10" draw:layer="layout" svg:x1="12.101cm" svg:y1="17.601cm" svg:x2="14.8cm" svg:y2="7.2cm" draw:start-shape="id21" draw:start-glue-point="5" draw:end-shape="id13" draw:end-glue-point="15" svg:d="M12101 17601h2699v-10401" svg:viewBox="0 0 2700 10402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g draw:style-name="gr1" xml:id="id22" draw:id="id22">
          <draw:glue-point draw:id="4" svg:x="3.587cm" svg:y="2.008cm"/>
          <draw:glue-point draw:id="5" svg:x="-2.5cm" svg:y="5cm"/>
          <draw:glue-point draw:id="6" svg:x="2.5cm" svg:y="5cm"/>
          <draw:g draw:style-name="gr4">
            <draw:custom-shape draw:style-name="gr31" draw:text-style-name="P1" draw:layer="layout" svg:width="3.75cm" svg:height="1.111cm" svg:x="10.5cm" svg:y="9.25cm">
              <draw:glue-point draw:id="4" svg:x="5cm" svg:y="-2.5cm"/>
              <draw:glue-point draw:id="5" svg:x="5cm" svg:y="0cm"/>
              <draw:glue-point draw:id="6" svg:x="5cm" svg:y="2.5cm"/>
              <draw:glue-point draw:id="7" svg:x="-5cm" svg:y="-2.5cm"/>
              <draw:glue-point draw:id="8" svg:x="-5cm" svg:y="0cm"/>
              <draw:glue-point draw:id="9" svg:x="-5cm" svg:y="2.5cm"/>
              <draw:glue-point draw:id="10" svg:x="0cm" svg:y="-5cm"/>
              <draw:glue-point draw:id="11" svg:x="-2.5cm" svg:y="-5cm"/>
              <draw:glue-point draw:id="12" svg:x="2.5cm" svg:y="-5cm"/>
              <draw:glue-point draw:id="13" svg:x="-2.5cm" svg:y="5cm"/>
              <draw:glue-point draw:id="14" svg:x="2.5cm" svg:y="5cm"/>
              <draw:glue-point draw:id="15" svg:x="0cm" svg:y="5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1" draw:layer="layout" svg:width="3.75cm" svg:height="1.111cm" svg:x="10.5cm" svg:y="9.389cm">
              <draw:glue-point draw:id="4" svg:x="5cm" svg:y="-2.5cm"/>
              <draw:glue-point draw:id="5" svg:x="5cm" svg:y="0cm"/>
              <draw:glue-point draw:id="6" svg:x="5cm" svg:y="2.5cm"/>
              <draw:glue-point draw:id="7" svg:x="-5cm" svg:y="-2.5cm"/>
              <draw:glue-point draw:id="8" svg:x="-5cm" svg:y="0cm"/>
              <draw:glue-point draw:id="9" svg:x="-5cm" svg:y="2.5cm"/>
              <draw:glue-point draw:id="10" svg:x="0cm" svg:y="-5cm"/>
              <draw:glue-point draw:id="11" svg:x="-2.5cm" svg:y="-5cm"/>
              <draw:glue-point draw:id="12" svg:x="2.5cm" svg:y="-5cm"/>
              <draw:glue-point draw:id="13" svg:x="-2.5cm" svg:y="5cm"/>
              <draw:glue-point draw:id="14" svg:x="2.5cm" svg:y="5cm"/>
              <draw:glue-point draw:id="15" svg:x="0cm" svg:y="5cm"/>
              <text:p text:style-name="P2"><text:span text:style-name="T1">LdRegistrable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onnector draw:style-name="gr6" draw:text-style-name="P8" draw:layer="layout" svg:x1="10.85cm" svg:y1="7.2cm" svg:x2="12.375cm" svg:y2="9.25cm" draw:start-shape="id8" draw:start-glue-point="14" draw:end-shape="id22" draw:end-glue-point="0" svg:d="M10850 7200v1025h1525v1025" svg:viewBox="0 0 1526 2051">
          <text:p text:style-name="P7"><text:span text:style-name="T4">w <text:s text:c="8"/></text:span></text:p>
          <text:p text:style-name="P7"><text:span text:style-name="T4"/></text:p>
          <text:p text:style-name="P7"><text:span text:style-name="T4"/></text:p>
          <text:p text:style-name="P7"><text:span text:style-name="T4"/></text:p>
          <text:p text:style-name="P7"><text:span text:style-name="T4"/></text:p>
        </draw:connector>
        <draw:connector draw:style-name="gr6" draw:text-style-name="P8" draw:layer="layout" svg:x1="13.8cm" svg:y1="7.2cm" svg:x2="12.375cm" svg:y2="9.25cm" draw:start-shape="id13" draw:start-glue-point="13" draw:end-shape="id22" draw:end-glue-point="0" svg:d="M13800 7200v1025h-1425v1025" svg:viewBox="0 0 1426 2051">
          <text:p text:style-name="P7"><text:span text:style-name="T4"><text:s text:c="9"/></text:span><text:span text:style-name="T4">w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</draw:connector>
        <draw:g draw:style-name="gr4" xml:id="id19" draw:id="id19">
          <draw:glue-point draw:id="4" svg:x="3.498cm" svg:y="-5.15cm"/>
          <draw:glue-point draw:id="5" svg:x="4.498cm" svg:y="-5.15cm"/>
          <draw:glue-point draw:id="6" svg:x="1.998cm" svg:y="-5.15cm"/>
          <draw:glue-point draw:id="7" svg:x="2.498cm" svg:y="-5.15cm"/>
          <draw:custom-shape draw:style-name="gr8" draw:text-style-name="P27" draw:layer="layout" svg:width="5cm" svg:height="1cm" svg:x="15.001cm" svg:y="9.301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text:p text:style-name="P26"><text:span text:style-name="T12">LdI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9" draw:layer="layout" svg:width="4.5cm" svg:height="1cm" svg:x="15.251cm" svg:y="9.301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draw:glue-point draw:id="16" svg:x="3.886cm" svg:y="-5.14cm"/>
            <text:p text:style-name="P28"><text:span text:style-name="T13">FullLifeCycleController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32" draw:text-style-name="P10" draw:layer="layout" svg:x1="3.8cm" svg:y1="18.1cm" svg:x2="3.8cm" svg:y2="19.15cm" draw:start-shape="id7" draw:start-glue-point="15" draw:end-shape="id23" draw:end-glue-point="0" svg:d="M3800 18100v1050" svg:viewBox="0 0 1 1051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  <draw:g draw:style-name="gr4" xml:id="id16" draw:id="id16">
          <draw:glue-point draw:id="4" svg:x="5cm" svg:y="0cm"/>
          <draw:custom-shape draw:style-name="gr5" draw:text-style-name="P4" draw:layer="layout" svg:width="4.5cm" svg:height="1cm" svg:x="13.551cm" svg:y="19.201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text:p text:style-name="P3"><text:span text:style-name="T2">LdI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1" draw:layer="layout" svg:width="4cm" svg:height="1cm" svg:x="13.801cm" svg:y="19.2cm">
            <draw:glue-point draw:id="4" svg:x="5cm" svg:y="-2.5cm"/>
            <draw:glue-point draw:id="5" svg:x="5cm" svg:y="0cm"/>
            <draw:glue-point draw:id="6" svg:x="5cm" svg:y="2.5cm"/>
            <draw:glue-point draw:id="7" svg:x="-5cm" svg:y="-2.5cm"/>
            <draw:glue-point draw:id="8" svg:x="-5cm" svg:y="0cm"/>
            <draw:glue-point draw:id="9" svg:x="-5cm" svg:y="2.5cm"/>
            <draw:glue-point draw:id="10" svg:x="0cm" svg:y="-5cm"/>
            <draw:glue-point draw:id="11" svg:x="-2.5cm" svg:y="-5cm"/>
            <draw:glue-point draw:id="12" svg:x="2.5cm" svg:y="-5cm"/>
            <draw:glue-point draw:id="13" svg:x="-2.5cm" svg:y="5cm"/>
            <draw:glue-point draw:id="14" svg:x="2.5cm" svg:y="5cm"/>
            <draw:glue-point draw:id="15" svg:x="0cm" svg:y="5cm"/>
            <text:p text:style-name="P30"><text:span text:style-name="T14">StatelessWidget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33" draw:text-style-name="P10" draw:layer="layout" svg:x1="10.1cm" svg:y1="19.2cm" svg:x2="10.101cm" svg:y2="18.101cm" draw:start-shape="id15" draw:start-glue-point="10" draw:end-shape="id21" draw:end-glue-point="15" svg:d="M10100 19200v-555h1v-544" svg:viewBox="0 0 2 1100">
          <text:p text:style-name="P9"><text:span text:style-name="T4"><text:line-break/></text:span><text:span text:style-name="T4"/></text:p>
          <text:p text:style-name="P9"><text:span text:style-name="T4"/></text:p>
          <text:p text:style-name="P9"><text:span text:style-name="T4"/></text:p>
          <text:p text:style-name="P9"><text:span text:style-name="T4"><text:s text:c="4"/></text:span></text:p>
          <text:p text:style-name="P9"><text:span text:style-name="T4"/></text:p>
          <text:p text:style-name="P9"><text:span text:style-name="T4"/></text:p>
          <text:p text:style-name="P9"><text:span text:style-name="T4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3" draw:display-name="Arrowheads 3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6cm" svg:stroke-color="#000000" draw:marker-start="Arrowheads_20_12" draw:marker-start-width="0.4cm" draw:marker-end="Arrowheads_20_10" draw:marker-end-width="0.4cm" draw:fill="none"/>
      <style:text-properties fo:font-size="10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5:04:52.313000000</meta:creation-date>
    <dc:date>2025-02-16T19:15:50.557000000</dc:date>
    <meta:editing-duration>PT9H35M41S</meta:editing-duration>
    <meta:editing-cycles>11</meta:editing-cycles>
    <meta:generator>LibreOffice/24.8.4.2$Windows_X86_64 LibreOffice_project/bb3cfa12c7b1bf994ecc5649a80400d06cd71002</meta:generator>
    <meta:document-statistic meta:object-count="69"/>
  </office:meta>
</office:document-meta>
</file>